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68.71pt"/>
    </style:style>
    <style:style style:name="co6" style:family="table-column">
      <style:table-column-properties fo:break-before="auto" style:column-width="125.8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56.35pt"/>
    </style:style>
    <style:style style:name="co9" style:family="table-column">
      <style:table-column-properties fo:break-before="auto" style:column-width="51.7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50.94pt"/>
    </style:style>
    <style:style style:name="co12" style:family="table-column">
      <style:table-column-properties fo:break-before="auto" style:column-width="50.14pt"/>
    </style:style>
    <style:style style:name="co13" style:family="table-column">
      <style:table-column-properties fo:break-before="auto" style:column-width="47.85pt"/>
    </style:style>
    <style:style style:name="co14" style:family="table-column">
      <style:table-column-properties fo:break-before="auto" style:column-width="82.6pt"/>
    </style:style>
    <style:style style:name="co15" style:family="table-column">
      <style:table-column-properties fo:break-before="auto" style:column-width="210.7pt"/>
    </style:style>
    <style:style style:name="co16" style:family="table-column">
      <style:table-column-properties fo:break-before="auto" style:column-width="111.15pt"/>
    </style:style>
    <style:style style:name="co17" style:family="table-column">
      <style:table-column-properties fo:break-before="auto" style:column-width="84.9pt"/>
    </style:style>
    <style:style style:name="co18" style:family="table-column">
      <style:table-column-properties fo:break-before="auto" style:column-width="92.61pt"/>
    </style:style>
    <style:style style:name="co19" style:family="table-column">
      <style:table-column-properties fo:break-before="auto" style:column-width="87.99pt"/>
    </style:style>
    <style:style style:name="co20" style:family="table-column">
      <style:table-column-properties fo:break-before="auto" style:column-width="190.66pt"/>
    </style:style>
    <style:style style:name="co21" style:family="table-column">
      <style:table-column-properties fo:break-before="auto" style:column-width="118.09pt"/>
    </style:style>
    <style:style style:name="co22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 style:data-style-name="N122"/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/>
      <table:table table:name="So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Cena sprzedaży + wysyłka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 do puli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Tydzień</text:p>
          </table:table-cell>
          <table:table-cell office:value-type="string" calcext:value-type="string">
            <text:p>Zysk %</text:p>
          </table:table-cell>
          <table:table-cell office:value-type="string" calcext:value-type="string">
            <text:p>Zysk/rok</text:p>
          </table:table-cell>
          <table:table-cell table:number-columns-repeated="3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8-01" calcext:value-type="date">
            <text:p>2016-08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9" calcext:value-type="float">
            <text:p>199</text:p>
          </table:table-cell>
          <table:table-cell office:value-type="date" office:date-value="2016-10-01" calcext:value-type="date">
            <text:p>2016-10-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Sold.G2]-[Sold.I2]-[Sold.J2]" office:value-type="float" office:value="173.68" calcext:value-type="float">
            <text:p>173.68</text:p>
          </table:table-cell>
          <table:table-cell table:formula="of:=[Sold.G2]-[Sold.C2]-[Sold.I2]-[Sold.J2]" office:value-type="float" office:value="137.68" calcext:value-type="float">
            <text:p>137.68</text:p>
          </table:table-cell>
          <table:table-cell office:value-type="float" office:value="2" calcext:value-type="float">
            <text:p>2</text:p>
          </table:table-cell>
          <table:table-cell table:style-name="ce3" table:formula="of:=([Sold.K2]/[Sold.C2]-1)*100" office:value-type="float" office:value="382.444444444444" calcext:value-type="float">
            <text:p>382.4</text:p>
          </table:table-cell>
          <table:table-cell table:formula="of:=[Sold.N2]/([Sold.H2]-[Sold.D2])*365" office:value-type="float" office:value="2288.3970856102" calcext:value-type="float">
            <text:p>2288.3970856102</text:p>
          </table:table-cell>
          <table:table-cell table:number-columns-repeated="3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47.6" calcext:value-type="float">
            <text:p>147.6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G3]-[Sold.I3]-[Sold.J3]" office:value-type="float" office:value="132.38" calcext:value-type="float">
            <text:p>132.38</text:p>
          </table:table-cell>
          <table:table-cell table:formula="of:=[Sold.G3]-[Sold.C3]-[Sold.I3]-[Sold.J3]" office:value-type="float" office:value="72.48" calcext:value-type="float">
            <text:p>72.48</text:p>
          </table:table-cell>
          <table:table-cell office:value-type="float" office:value="1" calcext:value-type="float">
            <text:p>1</text:p>
          </table:table-cell>
          <table:table-cell table:style-name="ce3" table:formula="of:=([Sold.K3]/[Sold.C3]-1)*100" office:value-type="float" office:value="121.001669449082" calcext:value-type="float">
            <text:p>121.0</text:p>
          </table:table-cell>
          <table:table-cell table:formula="of:=[Sold.N3]/([Sold.H3]-[Sold.D3])*365" office:value-type="float" office:value="67.4284112197175" calcext:value-type="float">
            <text:p>67.4284112197</text:p>
          </table:table-cell>
          <table:table-cell table:number-columns-repeated="3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date" office:date-value="2013-01-01" calcext:value-type="date">
            <text:p>2013-01-01</text:p>
          </table:table-cell>
          <table:table-cell table:number-columns-repeated="2"/>
          <table:table-cell office:value-type="float" office:value="43.2" calcext:value-type="float">
            <text:p>43.2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Sold.G4]-[Sold.I4]-[Sold.J4]" office:value-type="float" office:value="30.35" calcext:value-type="float">
            <text:p>30.35</text:p>
          </table:table-cell>
          <table:table-cell table:formula="of:=[Sold.G4]-[Sold.C4]-[Sold.I4]-[Sold.J4]" office:value-type="float" office:value="-14.65" calcext:value-type="float">
            <text:p>-14.65</text:p>
          </table:table-cell>
          <table:table-cell office:value-type="float" office:value="1" calcext:value-type="float">
            <text:p>1</text:p>
          </table:table-cell>
          <table:table-cell table:style-name="ce3" table:formula="of:=([Sold.K4]/[Sold.C4]-1)*100" office:value-type="float" office:value="-32.5555555555555" calcext:value-type="float">
            <text:p>-32.6</text:p>
          </table:table-cell>
          <table:table-cell table:formula="of:=[Sold.N4]/([Sold.H4]-[Sold.D4])*365" office:value-type="float" office:value="-8.57962294424387" calcext:value-type="float">
            <text:p>-8.5796229442</text:p>
          </table:table-cell>
          <table:table-cell table:number-columns-repeated="3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office:value-type="date" office:date-value="2008-01-01" calcext:value-type="date">
            <text:p>2008-01-01</text:p>
          </table:table-cell>
          <table:table-cell table:number-columns-repeated="2"/>
          <table:table-cell office:value-type="float" office:value="236.44" calcext:value-type="float">
            <text:p>236.44</text:p>
          </table:table-cell>
          <table:table-cell office:value-type="date" office:date-value="2016-10-08" calcext:value-type="date">
            <text:p>2016-10-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Sold.G5]-[Sold.I5]-[Sold.J5]" office:value-type="float" office:value="209.82" calcext:value-type="float">
            <text:p>209.82</text:p>
          </table:table-cell>
          <table:table-cell table:formula="of:=[Sold.G5]-[Sold.C5]-[Sold.I5]-[Sold.J5]" office:value-type="float" office:value="9.82" calcext:value-type="float">
            <text:p>9.82</text:p>
          </table:table-cell>
          <table:table-cell office:value-type="float" office:value="1" calcext:value-type="float">
            <text:p>1</text:p>
          </table:table-cell>
          <table:table-cell table:style-name="ce3" table:formula="of:=([Sold.K5]/[Sold.C5]-1)*100" office:value-type="float" office:value="4.90999999999999" calcext:value-type="float">
            <text:p>4.9</text:p>
          </table:table-cell>
          <table:table-cell table:formula="of:=[Sold.N5]/([Sold.H5]-[Sold.D5])*365" office:value-type="float" office:value="0.559522322822353" calcext:value-type="float">
            <text:p>0.5595223228</text:p>
          </table:table-cell>
          <table:table-cell table:number-columns-repeated="3"/>
        </table:table-row>
        <table:table-row table:style-name="ro1">
          <table:table-cell office:value-type="float" office:value="9788301139940" calcext:value-type="float">
            <text:p>9788301139940</text:p>
          </table:table-cell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206.99" calcext:value-type="float">
            <text:p>206.99</text:p>
          </table:table-cell>
          <table:table-cell office:value-type="date" office:date-value="2016-10-30" calcext:value-type="date">
            <text:p>2016-10-30</text:p>
          </table:table-cell>
          <table:table-cell office:value-type="float" office:value="9.02" calcext:value-type="float">
            <text:p>9.02</text:p>
          </table:table-cell>
          <table:table-cell office:value-type="float" office:value="7.99" calcext:value-type="float">
            <text:p>7.99</text:p>
          </table:table-cell>
          <table:table-cell table:formula="of:=[Sold.G6]-[Sold.I6]-[Sold.J6]" office:value-type="float" office:value="189.98" calcext:value-type="float">
            <text:p>189.98</text:p>
          </table:table-cell>
          <table:table-cell table:formula="of:=[Sold.G6]-[Sold.C6]-[Sold.I6]-[Sold.J6]" office:value-type="float" office:value="-10.02" calcext:value-type="float">
            <text:p>-10.02</text:p>
          </table:table-cell>
          <table:table-cell office:value-type="float" office:value="2" calcext:value-type="float">
            <text:p>2</text:p>
          </table:table-cell>
          <table:table-cell table:style-name="ce3" table:formula="of:=([Sold.K6]/[Sold.C6]-1)*100" office:value-type="float" office:value="-5.01" calcext:value-type="float">
            <text:p>-5.0</text:p>
          </table:table-cell>
          <table:table-cell table:formula="of:=[Sold.N6]/([Sold.H6]-[Sold.D6])*365" office:value-type="float" office:value="-0.639611752360965" calcext:value-type="float">
            <text:p>-0.6396117524</text:p>
          </table:table-cell>
          <table:table-cell table:number-columns-repeated="3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G7]-[Sold.I7]-[Sold.J7]" office:value-type="float" office:value="36.66" calcext:value-type="float">
            <text:p>36.66</text:p>
          </table:table-cell>
          <table:table-cell table:formula="of:=[Sold.G7]-[Sold.C7]-[Sold.I7]-[Sold.J7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3" table:formula="of:=([Sold.K7]/[Sold.C7]-1)*100" office:value-type="float" office:value="11.0909090909091" calcext:value-type="float">
            <text:p>11.1</text:p>
          </table:table-cell>
          <table:table-cell table:formula="of:=[Sold.N7]/([Sold.H7]-[Sold.D7])*365" office:value-type="float" office:value="6.05109389862754" calcext:value-type="float">
            <text:p>6.0510938986</text:p>
          </table:table-cell>
          <table:table-cell table:number-columns-repeated="3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4.8" calcext:value-type="float">
            <text:p>34.8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G8]-[Sold.I8]-[Sold.J8]" office:value-type="float" office:value="36.66" calcext:value-type="float">
            <text:p>36.66</text:p>
          </table:table-cell>
          <table:table-cell table:formula="of:=[Sold.G8]-[Sold.C8]-[Sold.I8]-[Sold.J8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3" table:formula="of:=([Sold.K8]/[Sold.C8]-1)*100" office:value-type="float" office:value="11.0909090909091" calcext:value-type="float">
            <text:p>11.1</text:p>
          </table:table-cell>
          <table:table-cell table:formula="of:=[Sold.N8]/([Sold.H8]-[Sold.D8])*365" office:value-type="float" office:value="6.05109389862754" calcext:value-type="float">
            <text:p>6.0510938986</text:p>
          </table:table-cell>
          <table:table-cell office:value-type="string" calcext:value-type="string">
            <text:p>Zwrot do puli:</text:p>
          </table:table-cell>
          <table:table-cell table:formula="of:=SUM([Sold.K2:.K9])" office:value-type="float" office:value="846.19" calcext:value-type="float">
            <text:p>846.19</text:p>
          </table:table-cell>
          <table:table-cell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43.72" calcext:value-type="float">
            <text:p>43.72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formula="of:=[Sold.G9]-[Sold.I9]-[Sold.J9]" office:value-type="float" office:value="36.66" calcext:value-type="float">
            <text:p>36.66</text:p>
          </table:table-cell>
          <table:table-cell table:formula="of:=[Sold.G9]-[Sold.C9]-[Sold.I9]-[Sold.J9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3" table:formula="of:=([Sold.K9]/[Sold.C9]-1)*100" office:value-type="float" office:value="11.0909090909091" calcext:value-type="float">
            <text:p>11.1</text:p>
          </table:table-cell>
          <table:table-cell table:formula="of:=[Sold.N9]/([Sold.H9]-[Sold.D9])*365" office:value-type="float" office:value="6.05109389862754" calcext:value-type="float">
            <text:p>6.0510938986</text:p>
          </table:table-cell>
          <table:table-cell office:value-type="string" calcext:value-type="string">
            <text:p>Zysk:</text:p>
          </table:table-cell>
          <table:table-cell table:formula="of:=SUM([Sold.L2:.L9])" office:value-type="float" office:value="206.29" calcext:value-type="float">
            <text:p>206.29</text:p>
          </table:table-cell>
          <table:table-cell table:formula="of:=[Sold.Q8]+[Sold.Q9]" office:value-type="float" office:value="1052.48" calcext:value-type="float">
            <text:p>1052.48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 office:value-type="float" office:value="54.9" calcext:value-type="float">
            <text:p>54.9</text:p>
          </table:table-cell>
          <table:table-cell office:value-type="float" office:value="97.6" calcext:value-type="float">
            <text:p>97.6</text:p>
          </table:table-cell>
          <table:table-cell office:value-type="date" office:date-value="2016-11-04" calcext:value-type="date">
            <text:p>2016-11-04</text:p>
          </table:table-cell>
          <table:table-cell office:value-type="float" office:value="4.75" calcext:value-type="float">
            <text:p>4.75</text:p>
          </table:table-cell>
          <table:table-cell office:value-type="float" office:value="8.6" calcext:value-type="float">
            <text:p>8.6</text:p>
          </table:table-cell>
          <table:table-cell table:formula="of:=[Sold.G10]-[Sold.I10]-[Sold.J10]" office:value-type="float" office:value="84.25" calcext:value-type="float">
            <text:p>84.25</text:p>
          </table:table-cell>
          <table:table-cell table:formula="of:=[Sold.G10]-[Sold.C10]-[Sold.I10]-[Sold.J10]" office:value-type="float" office:value="29.35" calcext:value-type="float">
            <text:p>29.35</text:p>
          </table:table-cell>
          <table:table-cell office:value-type="float" office:value="2" calcext:value-type="float">
            <text:p>2</text:p>
          </table:table-cell>
          <table:table-cell table:style-name="ce3" table:formula="of:=([Sold.K10]/[Sold.C10]-1)*100" office:value-type="float" office:value="53.4608378870674" calcext:value-type="float">
            <text:p>53.5</text:p>
          </table:table-cell>
          <table:table-cell table:formula="of:=[Sold.N10]/([Sold.H10]-[Sold.D10])*365" office:value-type="float" office:value="28.994362301307" calcext:value-type="float">
            <text:p>28.9943623013</text:p>
          </table:table-cell>
          <table:table-cell table:number-columns-repeated="3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 office:value-type="float" office:value="54.9" calcext:value-type="float">
            <text:p>54.9</text:p>
          </table:table-cell>
          <table:table-cell office:value-type="float" office:value="147.2" calcext:value-type="float">
            <text:p>147.2</text:p>
          </table:table-cell>
          <table:table-cell office:value-type="date" office:date-value="2016-11-13" calcext:value-type="date">
            <text:p>2016-11-13</text:p>
          </table:table-cell>
          <table:table-cell office:value-type="float" office:value="6.47" calcext:value-type="float">
            <text:p>6.47</text:p>
          </table:table-cell>
          <table:table-cell office:value-type="float" office:value="8.2" calcext:value-type="float">
            <text:p>8.2</text:p>
          </table:table-cell>
          <table:table-cell table:formula="of:=[Sold.G11]-[Sold.I11]-[Sold.J11]" office:value-type="float" office:value="132.53" calcext:value-type="float">
            <text:p>132.53</text:p>
          </table:table-cell>
          <table:table-cell table:formula="of:=[Sold.G11]-[Sold.C11]-[Sold.I11]-[Sold.J11]" office:value-type="float" office:value="82.53" calcext:value-type="float">
            <text:p>82.53</text:p>
          </table:table-cell>
          <table:table-cell office:value-type="float" office:value="1" calcext:value-type="float">
            <text:p>1</text:p>
          </table:table-cell>
          <table:table-cell table:style-name="ce3" table:formula="of:=([Sold.K11]/[Sold.C11]-1)*100" office:value-type="float" office:value="165.06" calcext:value-type="float">
            <text:p>165.1</text:p>
          </table:table-cell>
          <table:table-cell table:formula="of:=[Sold.N11]/([Sold.H11]-[Sold.D11])*365" office:value-type="float" office:value="2077.47931034483" calcext:value-type="float">
            <text:p>2077.4793103448</text:p>
          </table:table-cell>
          <table:table-cell table:number-columns-repeated="3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date" office:date-value="2010-01-01" calcext:value-type="date">
            <text:p>2010-01-01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float" office:value="94.6" calcext:value-type="float">
            <text:p>94.6</text:p>
          </table:table-cell>
          <table:table-cell office:value-type="date" office:date-value="2016-11-23" calcext:value-type="date">
            <text:p>2016-11-23</text:p>
          </table:table-cell>
          <table:table-cell office:value-type="float" office:value="4.9" calcext:value-type="float">
            <text:p>4.9</text:p>
          </table:table-cell>
          <table:table-cell office:value-type="float" office:value="8.6" calcext:value-type="float">
            <text:p>8.6</text:p>
          </table:table-cell>
          <table:table-cell table:formula="of:=[Sold.G12]-[Sold.I12]-[Sold.J12]" office:value-type="float" office:value="81.1" calcext:value-type="float">
            <text:p>81.1</text:p>
          </table:table-cell>
          <table:table-cell table:formula="of:=[Sold.G12]-[Sold.C12]-[Sold.I12]-[Sold.J12]" office:value-type="float" office:value="12.1" calcext:value-type="float">
            <text:p>12.1</text:p>
          </table:table-cell>
          <table:table-cell office:value-type="float" office:value="6" calcext:value-type="float">
            <text:p>6</text:p>
          </table:table-cell>
          <table:table-cell table:style-name="ce3" table:formula="of:=([Sold.K12]/[Sold.C12]-1)*100" office:value-type="float" office:value="17.536231884058" calcext:value-type="float">
            <text:p>17.5</text:p>
          </table:table-cell>
          <table:table-cell table:formula="of:=[Sold.N12]/([Sold.H12]-[Sold.D12])*365" office:value-type="float" office:value="2.54198754475027" calcext:value-type="float">
            <text:p>2.5419875448</text:p>
          </table:table-cell>
          <table:table-cell office:value-type="string" calcext:value-type="string">
            <text:p>Zwrot do puli:</text:p>
          </table:table-cell>
          <table:table-cell table:formula="of:=SUM([Sold.K10:.K13])" office:value-type="float" office:value="297.88" calcext:value-type="float">
            <text:p>297.88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Zysk:</text:p>
          </table:table-cell>
          <table:table-cell table:formula="of:=SUM([Sold.L10:.L13])" office:value-type="float" office:value="123.98" calcext:value-type="float">
            <text:p>123.98</text:p>
          </table:table-cell>
          <table:table-cell table:formula="of:=[Sold.Q13]+[Sold.Q12]" office:value-type="float" office:value="421.86" calcext:value-type="float">
            <text:p>421.86</text:p>
          </table:table-cell>
        </table:table-row>
        <table:table-row table:style-name="ro1" table:number-rows-repeated="104856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ToSell" table:style-name="ta1"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0" table:default-cell-style-name="ce2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Default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?</text:p>
          </table:table-cell>
          <table:table-cell office:value-type="string" calcext:value-type="string">
            <text:p>Czy sprzedawać?</text:p>
          </table:table-cell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office:value-type="date" office:date-value="2009-01-01" calcext:value-type="date">
            <text:p>2009-01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office:value-type="float" office:value="64.8" calcext:value-type="float">
            <text:p>64.8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office:value-type="date" office:date-value="2015-01-01" calcext:value-type="date">
            <text:p>2015-01-01</text:p>
          </table:table-cell>
          <table:table-cell table:number-columns-repeated="4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office:value-type="date" office:date-value="2009-01-01" calcext:value-type="date">
            <text:p>2009-01-01</text:p>
          </table:table-cell>
          <table:table-cell/>
          <table:table-cell table:style-name="ce4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string" calcext:value-type="string">
            <text:p>Accelerand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om burz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owieści sieroty tom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l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zeka bogó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szyna różnicow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kręcana dziewczyna Pompa numer sześć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tlas chmu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rtemis Fowl</text:p>
          </table:table-cell>
          <table:table-cell table:number-columns-repeated="6"/>
        </table:table-row>
        <table:table-row table:style-name="ro1" table:number-rows-repeated="16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number-columns-repeated="8"/>
        </table:table-row>
      </table:table>
      <table:table table:name="Bought" table:style-name="ta1"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18" table:default-cell-style-name="ce5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W drodze?</text:p>
          </table:table-cell>
          <table:table-cell table:style-name="ce2" office:value-type="string" calcext:value-type="string">
            <text:p>Używana?</text:p>
          </table:table-cell>
          <table:table-cell table:number-columns-repeated="7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8-01-01" calcext:value-type="date">
            <text:p>2008-01-01</text:p>
          </table:table-cell>
          <table:table-cell table:number-columns-repeated="2"/>
          <table:table-cell table:style-name="ce2"/>
          <table:table-cell table:number-columns-repeated="6"/>
          <table:table-cell table:style-name="ce3"/>
        </table:table-row>
        <table:table-row table:style-name="ro1">
          <table:table-cell/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table:style-name="Default"/>
          <table:table-cell table:style-name="ce2"/>
          <table:table-cell table:number-columns-repeated="6"/>
          <table:table-cell table:style-name="ce3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0-01-01" calcext:value-type="date">
            <text:p>2010-01-01</text:p>
          </table:table-cell>
          <table:table-cell/>
          <table:table-cell table:style-name="Default"/>
          <table:table-cell table:style-name="ce2"/>
          <table:table-cell table:number-columns-repeated="6"/>
          <table:table-cell table:style-name="ce3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3-01-01" calcext:value-type="date">
            <text:p>2013-01-01</text:p>
          </table:table-cell>
          <table:table-cell table:number-columns-repeated="2"/>
          <table:table-cell table:style-name="ce2"/>
          <table:table-cell table:number-columns-repeated="6"/>
          <table:table-cell table:style-name="ce3"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table:style-name="Default"/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table:style-name="ce2"/>
          <table:table-cell table:number-columns-repeated="6"/>
          <table:table-cell table:style-name="ce3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table:number-columns-repeated="6"/>
          <table:table-cell table:style-name="ce3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table:number-columns-repeated="6"/>
          <table:table-cell table:style-name="ce3"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table:number-columns-repeated="6"/>
          <table:table-cell table:style-name="ce3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/>
          <table:table-cell table:style-name="ce2"/>
          <table:table-cell table:number-columns-repeated="6"/>
          <table:table-cell table:style-name="ce3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5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5"/>
          <table:table-cell table:number-columns-repeated="4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5"/>
          <table:table-cell table:style-name="ce5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table:style-name="ce2" office:value-type="date" office:date-value="2016-08-01" calcext:value-type="date">
            <text:p>2016-08-01</text:p>
          </table:table-cell>
          <table:table-cell table:number-columns-repeated="2"/>
          <table:table-cell table:style-name="ce2"/>
          <table:table-cell table:number-columns-repeated="6"/>
          <table:table-cell table:style-name="ce3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table:style-name="ce2"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/>
          <table:table-cell table:style-name="ce2"/>
          <table:table-cell table:number-columns-repeated="6"/>
          <table:table-cell table:style-name="ce3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5"/>
          <table:table-cell table:style-name="ce5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/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2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SUM([Bought.C31:.C58])" office:value-type="float" office:value="1087.81" calcext:value-type="float">
            <text:p>1087.81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 office:value-type="string" calcext:value-type="string">
            <text:p>paczka eko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office:value-type="string" calcext:value-type="string">
            <text:p>polecony ekon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office:value-type="string" calcext:value-type="string">
            <text:p>Inpost paczkomat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office:value-type="string" calcext:value-type="string">
            <text:p>Kios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office:value-type="string" calcext:value-type="string">
            <text:p>Kiosk</text:p>
          </table:table-cell>
          <table:table-cell table:number-columns-repeated="8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office:value-type="string" calcext:value-type="string">
            <text:p>polecony ekon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anatema</text:p>
          </table:table-cell>
          <table:table-cell table:number-columns-repeated="5"/>
          <table:table-cell table:style-name="ce6" table:formula="of:=SUM([Bought.C59:.C71])" office:value-type="float" office:value="505.63" calcext:value-type="float">
            <text:p>505.6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anatema</text:p>
          </table:table-cell>
          <table:table-cell table:number-columns-repeated="12"/>
        </table:table-row>
        <table:table-row table:style-name="ro1" table:number-rows-repeated="104850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4" table:style-name="ta1">
        <table:table-column table:style-name="co10" table:number-columns-repeated="2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oszty uzyskania przychodu</text:p>
          </table:table-cell>
          <table:table-cell office:value-type="string" calcext:value-type="string">
            <text:p>Przychody</text:p>
          </table:table-cell>
          <table:table-cell office:value-type="string" calcext:value-type="string">
            <text:p>Zysk</text:p>
          </table:table-cell>
        </table:table-row>
        <table:table-row table:style-name="ro1">
          <table:table-cell/>
          <table:table-cell office:value-type="float" office:value="10.2016" calcext:value-type="float">
            <text:p>10.2016</text:p>
          </table:table-cell>
          <table:table-cell office:value-type="float" office:value="1087.81" calcext:value-type="float">
            <text:p>1087.81</text:p>
          </table:table-cell>
          <table:table-cell office:value-type="float" office:value="1052.48" calcext:value-type="float">
            <text:p>1052.48</text:p>
          </table:table-cell>
          <table:table-cell table:formula="of:=[Sheet4.D3]-[Sheet4.C3]" office:value-type="float" office:value="-35.3299999999999" calcext:value-type="float">
            <text:p>-35.33</text:p>
          </table:table-cell>
        </table:table-row>
        <table:table-row table:style-name="ro1">
          <table:table-cell/>
          <table:table-cell office:value-type="float" office:value="11.2016" calcext:value-type="float">
            <text:p>11.2016</text:p>
          </table:table-cell>
          <table:table-cell office:value-type="float" office:value="505.63" calcext:value-type="float">
            <text:p>505.63</text:p>
          </table:table-cell>
          <table:table-cell office:value-type="float" office:value="421.86" calcext:value-type="float">
            <text:p>421.86</text:p>
          </table:table-cell>
          <table:table-cell table:formula="of:=[Sheet4.D4]-[Sheet4.C4]" office:value-type="float" office:value="-83.77" calcext:value-type="float">
            <text:p>-83.77</text:p>
          </table:table-cell>
        </table:table-row>
      </table:table>
      <table:named-expressions/>
      <table:database-ranges>
        <table:database-range table:name="__Anonymous_Sheet_DB__1" table:target-range-address="ToSell.A1:ToSell.H56" table:display-filter-buttons="tru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Bought.F1:Bought.F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0:02:34.023389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6-11-27T11:19:36.479283063</dc:date>
    <meta:editing-duration>PT18H48M4S</meta:editing-duration>
    <meta:editing-cycles>57</meta:editing-cycles>
    <meta:generator>LibreOffice/5.1.4.2$Linux_X86_64 LibreOffice_project/10m0$Build-2</meta:generator>
    <meta:document-statistic meta:table-count="4" meta:cell-count="622" meta:object-count="0"/>
  </office:meta>
</office:document-meta>
</file>